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5729in" style:rel-column-width="24903*"/>
    </style:style>
    <style:style style:name="Table1.B" style:family="table-column">
      <style:table-column-properties style:column-width="1.0313in" style:rel-column-width="9981*"/>
    </style:style>
    <style:style style:name="Table1.C" style:family="table-column">
      <style:table-column-properties style:column-width="1.6979in" style:rel-column-width="16434*"/>
    </style:style>
    <style:style style:name="Table1.D" style:family="table-column">
      <style:table-column-properties style:column-width="1.4688in" style:rel-column-width="14217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/>
            <text:p text:style-name="P11"/>
            <text:p text:style-name="P12"><text:text-input text:description="">$credit.title</text:text-input> </text:p>
            <text:p text:style-name="P11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0">Credit Number</text:p>
          </table:table-cell>
          <table:table-cell table:style-name="Table1.D1" office:value-type="string">
            <text:p text:style-name="P5"><text:text-input text:description="">$credit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6"><text:text-input text:description="">$credit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redit Date </text:p>
          </table:table-cell>
          <table:table-cell table:style-name="Table1.A2" office:value-type="string">
            <text:p text:style-name="P5"><text:text-input text:description="">$credit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Primary Currency </text:p>
          </table:table-cell>
          <table:table-cell table:style-name="Table1.A2" office:value-type="string">
            <text:p text:style-name="P7"><text:text-input text:description="">$credit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credit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credit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credit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credit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2T12:52:23.45</dc:date>
    <meta:editing-duration>PT3H45M4S</meta:editing-duration>
    <meta:editing-cycles>107</meta:editing-cycles>
    <meta:document-statistic meta:table-count="5" meta:image-count="0" meta:object-count="0" meta:page-count="1" meta:paragraph-count="31" meta:word-count="39" meta:character-count="422"/>
  </office:meta>
</office:document-meta>
</file>